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244d3"/>
    </style:style>
    <style:style style:name="P2" style:family="paragraph" style:parent-style-name="Standard">
      <style:text-properties officeooo:rsid="000244d3" officeooo:paragraph-rsid="000244d3"/>
    </style:style>
    <style:style style:name="P3" style:family="paragraph" style:parent-style-name="Standard">
      <style:text-properties officeooo:rsid="000244d3" officeooo:paragraph-rsid="0003a2b3"/>
    </style:style>
    <style:style style:name="P4" style:family="paragraph" style:parent-style-name="Standard">
      <style:text-properties officeooo:paragraph-rsid="0003a2b3"/>
    </style:style>
    <style:style style:name="P5" style:family="paragraph" style:parent-style-name="Standard">
      <style:text-properties officeooo:rsid="0003a2b3" officeooo:paragraph-rsid="0003a2b3"/>
    </style:style>
    <style:style style:name="T1" style:family="text">
      <style:text-properties officeooo:rsid="000244d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1.</text:p>
      <text:p text:style-name="P4">select * </text:p>
      <text:p text:style-name="P4">from THEMEPARK </text:p>
      <text:p text:style-name="P4">where NOT(PARK_COUNTRY='UK');</text:p>
      <text:p text:style-name="Standard">+-----------+---------------+--------------+--------------+</text:p>
      <text:p text:style-name="Standard">| PARK_CODE | PARK_NAME <text:s text:c="4"/>| PARK_CITY <text:s text:c="3"/>| PARK_COUNTRY |</text:p>
      <text:p text:style-name="Standard">+-----------+---------------+--------------+--------------+</text:p>
      <text:p text:style-name="Standard">| FR1001 <text:s text:c="3"/>| FairyLand <text:s text:c="4"/>| PARIS <text:s text:c="7"/>| FR <text:s text:c="10"/>|</text:p>
      <text:p text:style-name="Standard">| NL1202 <text:s text:c="3"/>| Efling <text:s text:c="7"/>| NOORD <text:s text:c="7"/>| NL <text:s text:c="10"/>|</text:p>
      <text:p text:style-name="Standard">| SP4533 <text:s text:c="3"/>| AdventurePort | BARCELONA <text:s text:c="3"/>| SP <text:s text:c="10"/>|</text:p>
      <text:p text:style-name="Standard">| SW2323 <text:s text:c="3"/>| Labyrinthe <text:s text:c="3"/>| LAUSANNE <text:s text:c="4"/>| SW <text:s text:c="10"/>|</text:p>
      <text:p text:style-name="Standard">| ZA1342 <text:s text:c="3"/>| GoldTown <text:s text:c="5"/>| JOHANNESBURG | ZA <text:s text:c="10"/>|</text:p>
      <text:p text:style-name="Standard">+-----------+---------------+--------------+--------------+</text:p>
      <text:p text:style-name="Standard"/>
      <text:p text:style-name="Standard"/>
      <text:p text:style-name="Standard"/>
      <text:p text:style-name="Standard"/>
      <text:p text:style-name="Standard"/>
      <text:p text:style-name="P5">2.</text:p>
      <text:p text:style-name="P4">select * <text:s/></text:p>
      <text:p text:style-name="P4">from SALES </text:p>
      <text:p text:style-name="P4">where SALE_DATE = '2007-05-18';</text:p>
      <text:p text:style-name="Standard">+----------------+-----------+------------+</text:p>
      <text:p text:style-name="Standard">| TRANSACTION_NO | PARK_CODE | SALE_DATE <text:s/>|</text:p>
      <text:p text:style-name="Standard">+----------------+-----------+------------+</text:p>
      <text:p text:style-name="Standard">| <text:s text:c="9"/>12781 | FR1001 <text:s text:c="3"/>| 2007-05-18 |</text:p>
      <text:p text:style-name="Standard">| <text:s text:c="9"/>12782 | FR1001 <text:s text:c="3"/>| 2007-05-18 |</text:p>
      <text:p text:style-name="Standard">| <text:s text:c="9"/>12783 | FR1001 <text:s text:c="3"/>| 2007-05-18 |</text:p>
      <text:p text:style-name="Standard">| <text:s text:c="9"/>12784 | FR1001 <text:s text:c="3"/>| 2007-05-18 |</text:p>
      <text:p text:style-name="Standard">| <text:s text:c="9"/>12785 | FR1001 <text:s text:c="3"/>| 2007-05-18 |</text:p>
      <text:p text:style-name="Standard">| <text:s text:c="9"/>12786 | FR1001 <text:s text:c="3"/>| 2007-05-18 |</text:p>
      <text:p text:style-name="Standard">| <text:s text:c="9"/>34534 | UK3452 <text:s text:c="3"/>| 2007-05-18 |</text:p>
      <text:p text:style-name="Standard">| <text:s text:c="9"/>34535 | UK3452 <text:s text:c="3"/>| 2007-05-18 |</text:p>
      <text:p text:style-name="Standard">| <text:s text:c="9"/>34536 | UK3452 <text:s text:c="3"/>| 2007-05-18 |</text:p>
      <text:p text:style-name="Standard">| <text:s text:c="9"/>34537 | UK3452 <text:s text:c="3"/>| 2007-05-18 |</text:p>
      <text:p text:style-name="Standard">| <text:s text:c="9"/>34538 | UK3452 <text:s text:c="3"/>| 2007-05-18 |</text:p>
      <text:p text:style-name="Standard">| <text:s text:c="9"/>34539 | UK3452 <text:s text:c="3"/>| 2007-05-18 |</text:p>
      <text:p text:style-name="Standard">| <text:s text:c="9"/>34540 | UK3452 <text:s text:c="3"/>| 2007-05-18 |</text:p>
      <text:p text:style-name="Standard">| <text:s text:c="9"/>34541 | UK3452 <text:s text:c="3"/>| 2007-05-18 |</text:p>
      <text:p text:style-name="Standard">| <text:s text:c="9"/>67589 | ZA1342 <text:s text:c="3"/>| 2007-05-18 |</text:p>
      <text:p text:style-name="Standard">| <text:s text:c="9"/>67590 | ZA1342 <text:s text:c="3"/>| 2007-05-18 |</text:p>
      <text:p text:style-name="Standard">| <text:s text:c="9"/>67591 | ZA1342 <text:s text:c="3"/>| 2007-05-18 |</text:p>
      <text:p text:style-name="Standard">| <text:s text:c="9"/>67592 | ZA1342 <text:s text:c="3"/>| 2007-05-18 |</text:p>
      <text:p text:style-name="Standard">| <text:s text:c="9"/>67593 | ZA1342 <text:s text:c="3"/>| 2007-05-18 |</text:p>
      <text:p text:style-name="Standard">+----------------+-----------+------------+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P5">3.</text:p>
      <text:p text:style-name="Standard">select * </text:p>
      <text:p text:style-name="Standard">from TICKET</text:p>
      <text:p text:style-name="Standard">where TICKET_PRICE between 20 and 30;</text:p>
      <text:p text:style-name="Standard">+-----------+--------------+-------------+-----------+</text:p>
      <text:p text:style-name="Standard">| TICKET_NO | TICKET_PRICE | TICKET_TYPE | PARK_CODE |</text:p>
      <text:p text:style-name="Standard">+-----------+--------------+-------------+-----------+</text:p>
      <text:p text:style-name="Standard">| <text:s text:c="4"/>11001 | <text:s text:c="7"/>24.99 | Adult <text:s text:c="6"/>| SP4533 <text:s text:c="3"/>|</text:p>
      <text:p text:style-name="Standard">| <text:s text:c="4"/>13003 | <text:s text:c="7"/>20.99 | Senior <text:s text:c="5"/>| FR1001 <text:s text:c="3"/>|</text:p>
      <text:p text:style-name="Standard">| <text:s text:c="4"/>67833 | <text:s text:c="7"/>28.67 | Adult <text:s text:c="6"/>| ZA1342 <text:s text:c="3"/>|</text:p>
      <text:p text:style-name="Standard">| <text:s text:c="4"/>88567 | <text:s text:c="7"/>22.50 | Child <text:s text:c="6"/>| UK3452 <text:s text:c="3"/>|</text:p>
      <text:p text:style-name="Standard">+-----------+--------------+-------------+-----------+</text:p>
      <text:p text:style-name="Standard"/>
      <text:p text:style-name="Standard"/>
      <text:p text:style-name="Standard"/>
      <text:p text:style-name="Standard"/>
      <text:p text:style-name="P5">4.</text:p>
      <text:p text:style-name="Standard"><text:s/>select *</text:p>
      <text:p text:style-name="Standard"><text:s/>from ATTRACTION</text:p>
      <text:p text:style-name="Standard"><text:s/>where ATTRACT_CAPACITY &gt; 60 </text:p>
      <text:p text:style-name="Standard"><text:s/>and PARK_CODE = 'FR1001';</text:p>
      <text:p text:style-name="Standard">+------------+-----------------+-------------+------------------+-----------+</text:p>
      <text:p text:style-name="Standard">| ATTRACT_NO | ATTRACT_NAME <text:s text:c="3"/>| ATTRACT_AGE | ATTRACT_CAPACITY | PARK_CODE |</text:p>
      <text:p text:style-name="Standard">+------------+-----------------+-------------+------------------+-----------+</text:p>
      <text:p text:style-name="Standard">| <text:s text:c="5"/>10056 | SpinningTeacups | <text:s text:c="10"/>4 | <text:s text:c="14"/>62 | FR1001 <text:s text:c="3"/>|</text:p>
      <text:p text:style-name="Standard">| <text:s text:c="5"/>10098 | Carnival <text:s text:c="7"/>| <text:s text:c="10"/>3 | <text:s text:c="13"/>120 | FR1001 <text:s text:c="3"/>|</text:p>
      <text:p text:style-name="P1">+------------+-----------------+-------------+------------------+-----------+</text:p>
      <text:p text:style-name="P2"/>
      <text:p text:style-name="P2"/>
      <text:p text:style-name="P2"/>
      <text:p text:style-name="P5">5.</text:p>
      <text:p text:style-name="P3"><text:s/>select ATTRACT_NO, HOUR_RATE, </text:p>
      <text:p text:style-name="P3">HOUR_RATE+(HOUR_RATE*0.2) AS HOUR_RATE_20P_INCREASE </text:p>
      <text:p text:style-name="P3">from HOURS;</text:p>
      <text:p text:style-name="P2">+------------+-----------+------------------------+</text:p>
      <text:p text:style-name="P2">| ATTRACT_NO | HOUR_RATE | HOUR_RATE_20P_INCREASE |</text:p>
      <text:p text:style-name="P2">+------------+-----------+------------------------+</text:p>
      <text:p text:style-name="P2">| <text:s text:c="5"/>10034 | <text:s text:c="5"/>6.50 | <text:s text:c="17"/>7.800 |</text:p>
      <text:p text:style-name="P2">| <text:s text:c="5"/>10034 | <text:s text:c="5"/>6.50 | <text:s text:c="17"/>7.800 |</text:p>
      <text:p text:style-name="P2">| <text:s text:c="5"/>10034 | <text:s text:c="5"/>6.50 | <text:s text:c="17"/>7.800 |</text:p>
      <text:p text:style-name="P2">| <text:s text:c="5"/>30012 | <text:s text:c="5"/>5.99 | <text:s text:c="17"/>7.188 |</text:p>
      <text:p text:style-name="P2">| <text:s text:c="5"/>30044 | <text:s text:c="5"/>5.99 | <text:s text:c="17"/>7.188 |</text:p>
      <text:p text:style-name="P2">| <text:s text:c="5"/>30044 | <text:s text:c="5"/>5.99 | <text:s text:c="17"/>7.188 |</text:p>
      <text:p text:style-name="P2">| <text:s text:c="5"/>30011 | <text:s text:c="5"/>7.20 | <text:s text:c="17"/>8.640 |</text:p>
      <text:p text:style-name="P2">| <text:s text:c="5"/>30012 | <text:s text:c="5"/>7.20 | <text:s text:c="17"/>8.640 |</text:p>
      <text:p text:style-name="P2"><text:soft-page-break/>| <text:s text:c="5"/>10078 | <text:s text:c="5"/>8.50 | <text:s text:c="16"/>10.200 |</text:p>
      <text:p text:style-name="P2">| <text:s text:c="5"/>10098 | <text:s text:c="5"/>8.50 | <text:s text:c="16"/>10.200 |</text:p>
      <text:p text:style-name="P2">| <text:s text:c="5"/>10098 | <text:s text:c="5"/>8.50 | <text:s text:c="16"/>10.200 |</text:p>
      <text:p text:style-name="P2">+------------+-----------+------------------------+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09:36:23.331015840</meta:creation-date>
    <dc:date>2020-02-11T10:13:09.429862710</dc:date>
    <meta:editing-duration>PT5M55S</meta:editing-duration>
    <meta:editing-cycles>1</meta:editing-cycles>
    <meta:document-statistic meta:table-count="0" meta:image-count="0" meta:object-count="0" meta:page-count="3" meta:paragraph-count="82" meta:word-count="477" meta:character-count="3525" meta:non-whitespace-character-count="2386"/>
    <meta:generator>LibreOffice/6.0.7.3$Linux_X86_64 LibreOffice_project/00m0$Build-3</meta:generator>
  </office:meta>
</office:document-meta>
</file>